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984" officeooo:paragraph-rsid="001e7984"/>
    </style:style>
    <style:style style:name="P2" style:family="paragraph" style:parent-style-name="Standard">
      <style:text-properties officeooo:rsid="001ea1a8" officeooo:paragraph-rsid="001ea1a8"/>
    </style:style>
    <style:style style:name="P3" style:family="paragraph" style:parent-style-name="Standard">
      <style:text-properties officeooo:rsid="001ee32f" officeooo:paragraph-rsid="001ee32f"/>
    </style:style>
    <style:style style:name="P4" style:family="paragraph" style:parent-style-name="Standard">
      <style:text-properties officeooo:rsid="001f9767" officeooo:paragraph-rsid="001f9767"/>
    </style:style>
    <style:style style:name="P5" style:family="paragraph" style:parent-style-name="Standard">
      <style:text-properties officeooo:rsid="0026dcc9" officeooo:paragraph-rsid="0026dcc9"/>
    </style:style>
    <style:style style:name="T1" style:family="text">
      <style:text-properties officeooo:rsid="002075b9"/>
    </style:style>
    <style:style style:name="T2" style:family="text">
      <style:text-properties officeooo:rsid="002245a0"/>
    </style:style>
    <style:style style:name="T3" style:family="text">
      <style:text-properties officeooo:rsid="002628a9"/>
    </style:style>
    <style:style style:name="T4" style:family="text">
      <style:text-properties officeooo:rsid="0026b14a"/>
    </style:style>
    <style:style style:name="T5" style:family="text">
      <style:text-properties officeooo:rsid="0027faf8"/>
    </style:style>
    <style:style style:name="T6" style:family="text">
      <style:text-properties officeooo:rsid="00284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DESENVOLVENDO O PCN </text:p>
      <text:p text:style-name="P1"/>
      <text:p text:style-name="P2">CICLO= PDCA <text:span text:style-name="T3">= plan,</text:span> do, check, action</text:p>
      <text:p text:style-name="P2">plan = planejar, definir os objetivos e determinar as condições e os métodos necessários para alcançá-los. </text:p>
      <text:p text:style-name="P2">Do = fazer, deve-se executar todos os planos definidos no planejamento, inclusive, coleta de dados, mesmo que usadas posteriormente.</text:p>
      <text:p text:style-name="P2">Check = checar, é verificado se a progressão do trabalho está ocorrendo de acordo com o plano e se os resultados esperados estão sendo obtidos.</text:p>
      <text:p text:style-name="P2">Action = ação, verificar se está ocorrendo tudo como o planejado, se não, medidas devem ser tomadas de maneira <text:span text:style-name="T4">a ajustar.</text:span></text:p>
      <text:p text:style-name="P2"/>
      <text:p text:style-name="P5">PDCA</text:p>
      <text:p text:style-name="P5">modelo que considera a dinâmica em que os processos estão inseridos e como são compreendidos pelos responsáveis das organizações. A melhoria contínua é obtida a partir do mapeamento dos processos do negócio e da avaliação da sua execução.</text:p>
      <text:p text:style-name="P2"/>
      <text:p text:style-name="P3">A aplicação do PDCA auxilia no desenvolvimento de um PCN robusto. </text:p>
      <text:p text:style-name="P3">Pelo fato do PDCA ser simples, possibilita envolver outros profissionais da org. em seu desenvolvimento. </text:p>
      <text:p text:style-name="P3"/>
      <text:p text:style-name="P4">PLANO DE RECUPERAÇÃO DE DESASTRE <text:s/><text:span text:style-name="T2">(</text:span><text:span text:style-name="T1">PRD)</text:span></text:p>
      <text:p text:style-name="P4">-plano integrante do PCN </text:p>
      <text:p text:style-name="P4">-resposta rápida e efetiva </text:p>
      <text:p text:style-name="P4">-ferramenta que ajuda as orgs. A se prepararem <text:s/>contra circunstâncias fora de seu controle </text:p>
      <text:p text:style-name="P4">-<text:span text:style-name="T6">PONTO DE RECUPERAÇÃO = a quantidade máxima de dados que a org. está disposta a perder, caso ocorra um desastre</text:span></text:p>
      <text:p text:style-name="P4">-<text:span text:style-name="T6">TEMPO DE RECUPERAÇÃO = quantidade máxima de tempo que uma org. está disposta a dispender para retomar suas atividades em caso de desastr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6:07:04.252000000</meta:creation-date>
    <dc:date>2023-12-27T12:15:54.469000000</dc:date>
    <meta:editing-duration>PT2H7M19S</meta:editing-duration>
    <meta:editing-cycles>16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229" meta:character-count="1413" meta:non-whitespace-character-count="1191"/>
  </office:meta>
</office:document-meta>
</file>